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=int(input("Enter the number:"))</text:p>
      <text:p text:style-name="P1">for i in range(num):</text:p>
      <text:p text:style-name="P1">for j in range(i+1):</text:p>
      <text:p text:style-name="P1">print("*",end=" ")</text:p>
      <text:p text:style-name="P1">print("\r")</text:p>
      <text:p text:style-name="P1">num1=num-1</text:p>
      <text:p text:style-name="P1">for i in range(num1):</text:p>
      <text:p text:style-name="P1">for j in range(num1-i):</text:p>
      <text:p text:style-name="P1">print("*",end=" ")</text:p>
      <text:p text:style-name="P1">print("\r"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9:00:46.505271367</meta:creation-date>
    <dc:date>2020-12-12T19:01:11.830622310</dc:date>
    <meta:editing-duration>PT27S</meta:editing-duration>
    <meta:editing-cycles>1</meta:editing-cycles>
    <meta:document-statistic meta:table-count="0" meta:image-count="0" meta:object-count="0" meta:page-count="1" meta:paragraph-count="10" meta:word-count="26" meta:character-count="187" meta:non-whitespace-character-count="171"/>
    <meta:generator>LibreOffice/5.1.6.2$Linux_x86 LibreOffice_project/10m0$Build-2</meta:generator>
  </office:meta>
</office:document-meta>
</file>